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paragraph-rsid="000a6c5c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fo:font-weight="bold" officeooo:paragraph-rsid="00068bc9" style:font-name-asian="微软雅黑" style:font-size-asian="14.5pt" style:font-weight-asian="bold" style:font-weight-complex="bold"/>
    </style:style>
    <style:style style:name="P8" style:family="paragraph" style:parent-style-name="Standard">
      <style:text-properties officeooo:paragraph-rsid="00068bc9"/>
    </style:style>
    <style:style style:name="P9" style:family="paragraph" style:parent-style-name="Standard">
      <style:text-properties officeooo:paragraph-rsid="000702ea"/>
    </style:style>
    <style:style style:name="P10" style:family="paragraph" style:parent-style-name="Standard">
      <style:text-properties officeooo:rsid="000702ea" officeooo:paragraph-rsid="000702ea"/>
    </style:style>
    <style:style style:name="P11" style:family="paragraph" style:parent-style-name="Standard">
      <style:text-properties officeooo:paragraph-rsid="00089612"/>
    </style:style>
    <style:style style:name="P12" style:family="paragraph" style:parent-style-name="Text_20_body">
      <style:text-properties officeooo:paragraph-rsid="0004d1db"/>
    </style:style>
    <style:style style:name="P13" style:family="paragraph" style:parent-style-name="Text_20_body">
      <style:text-properties officeooo:paragraph-rsid="000a6c5c"/>
    </style:style>
    <style:style style:name="T1" style:family="text">
      <style:text-properties officeooo:rsid="000702e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a6c5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这是一个在线运维知识库：</text:p>
      <text:p text:style-name="P8"><text:a xlink:type="simple" xlink:href="https://www.kancloud.cn/hiyang/linux/390195" text:style-name="Internet_20_link" text:visited-style-name="Visited_20_Internet_20_Link">https://www.kancloud.cn/hiyang/linux/390195</text:a></text:p>
      <text:table-of-content text:style-name="Sect1" text:protected="true" text:name="目录1">
        <text:table-of-content-source text:outline-level="10">
          <text:index-title-template text:style-name="Contents_20_Heading">Linux文件同步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>
            <text:p text:style-name="Contents_20_Heading">Linux文件同步</text:p>
          </text:index-title>
          <text:p text:style-name="P1"><text:a xlink:type="simple" xlink:href="#__RefHeading___Toc601_1245072839" text:style-name="Index_20_Link" text:visited-style-name="Index_20_Link">rsync安装和使用_拉取模式<text:tab/>2</text:a></text:p>
          <text:p text:style-name="P2"><text:a xlink:type="simple" xlink:href="#__RefHeading___Toc603_1245072839" text:style-name="Index_20_Link" text:visited-style-name="Index_20_Link">项目背景<text:tab/>2</text:a></text:p>
          <text:p text:style-name="P2"><text:a xlink:type="simple" xlink:href="#__RefHeading___Toc605_1245072839" text:style-name="Index_20_Link" text:visited-style-name="Index_20_Link">master和slave安装rsync<text:tab/>2</text:a></text:p>
          <text:p text:style-name="P3"><text:a xlink:type="simple" xlink:href="#__RefHeading___Toc607_1245072839" text:style-name="Index_20_Link" text:visited-style-name="Index_20_Link">yum安装<text:tab/>2</text:a></text:p>
          <text:p text:style-name="P3"><text:a xlink:type="simple" xlink:href="#__RefHeading___Toc609_1245072839" text:style-name="Index_20_Link" text:visited-style-name="Index_20_Link">编译安装 下载<text:tab/>2</text:a></text:p>
          <text:p text:style-name="P2"><text:a xlink:type="simple" xlink:href="#__RefHeading___Toc611_1245072839" text:style-name="Index_20_Link" text:visited-style-name="Index_20_Link">master配置<text:tab/>2</text:a></text:p>
          <text:p text:style-name="P3"><text:a xlink:type="simple" xlink:href="#__RefHeading___Toc613_1245072839" text:style-name="Index_20_Link" text:visited-style-name="Index_20_Link">配置文件 /etc/rsyncd.conf<text:tab/>2</text:a></text:p>
          <text:p text:style-name="P3"><text:a xlink:type="simple" xlink:href="#__RefHeading___Toc615_1245072839" text:style-name="Index_20_Link" text:visited-style-name="Index_20_Link">编辑密码文件，并修改权限<text:tab/>2</text:a></text:p>
          <text:p text:style-name="P3"><text:a xlink:type="simple" xlink:href="#__RefHeading___Toc617_1245072839" text:style-name="Index_20_Link" text:visited-style-name="Index_20_Link">开启rsync服务<text:tab/>2</text:a></text:p>
          <text:p text:style-name="P4"><text:a xlink:type="simple" xlink:href="#__RefHeading___Toc619_1245072839" text:style-name="Index_20_Link" text:visited-style-name="Index_20_Link">以daemon方式运行<text:tab/>2</text:a></text:p>
          <text:p text:style-name="P4"><text:a xlink:type="simple" xlink:href="#__RefHeading___Toc621_1245072839" text:style-name="Index_20_Link" text:visited-style-name="Index_20_Link">使用超级守护进程运行<text:tab/>2</text:a></text:p>
          <text:p text:style-name="P2"><text:a xlink:type="simple" xlink:href="#__RefHeading___Toc623_1245072839" text:style-name="Index_20_Link" text:visited-style-name="Index_20_Link">slave配置<text:tab/>2</text:a></text:p>
          <text:p text:style-name="P3"><text:a xlink:type="simple" xlink:href="#__RefHeading___Toc625_1245072839" text:style-name="Index_20_Link" text:visited-style-name="Index_20_Link">添加密码文件，并修改权限<text:tab/>2</text:a></text:p>
          <text:p text:style-name="P3"><text:a xlink:type="simple" xlink:href="#__RefHeading___Toc627_1245072839" text:style-name="Index_20_Link" text:visited-style-name="Index_20_Link">同步文件参数<text:tab/>2</text:a></text:p>
          <text:p text:style-name="P3"><text:a xlink:type="simple" xlink:href="#__RefHeading___Toc629_1245072839" text:style-name="Index_20_Link" text:visited-style-name="Index_20_Link">设置任务计划<text:tab/>2</text:a></text:p>
          <text:p text:style-name="P1"><text:a xlink:type="simple" xlink:href="#__RefHeading___Toc631_1245072839" text:style-name="Index_20_Link" text:visited-style-name="Index_20_Link">lsyncd安装和用法<text:tab/>3</text:a></text:p>
          <text:p text:style-name="P2"><text:a xlink:type="simple" xlink:href="#__RefHeading___Toc633_1245072839" text:style-name="Index_20_Link" text:visited-style-name="Index_20_Link">安装<text:tab/>3</text:a></text:p>
          <text:p text:style-name="P2"><text:a xlink:type="simple" xlink:href="#__RefHeading___Toc635_1245072839" text:style-name="Index_20_Link" text:visited-style-name="Index_20_Link">lsyncd.conf配置选项说明<text:tab/>3</text:a></text:p>
          <text:p text:style-name="P3"><text:a xlink:type="simple" xlink:href="#__RefHeading___Toc637_1245072839" text:style-name="Index_20_Link" text:visited-style-name="Index_20_Link">全局设置<text:tab/>3</text:a></text:p>
          <text:p text:style-name="P3"><text:a xlink:type="simple" xlink:href="#__RefHeading___Toc639_1245072839" text:style-name="Index_20_Link" text:visited-style-name="Index_20_Link">sync<text:tab/>3</text:a></text:p>
          <text:p text:style-name="P4"><text:a xlink:type="simple" xlink:href="#__RefHeading___Toc641_1245072839" text:style-name="Index_20_Link" text:visited-style-name="Index_20_Link">模式运行<text:tab/>3</text:a></text:p>
          <text:p text:style-name="P4"><text:a xlink:type="simple" xlink:href="#__RefHeading___Toc643_1245072839" text:style-name="Index_20_Link" text:visited-style-name="Index_20_Link">目录设置<text:tab/>3</text:a></text:p>
          <text:p text:style-name="P4"><text:a xlink:type="simple" xlink:href="#__RefHeading___Toc645_1245072839" text:style-name="Index_20_Link" text:visited-style-name="Index_20_Link">其它rsync的选项<text:tab/>3</text:a></text:p>
          <text:p text:style-name="P2"><text:a xlink:type="simple" xlink:href="#__RefHeading___Toc647_1245072839" text:style-name="Index_20_Link" text:visited-style-name="Index_20_Link">同步模式<text:tab/>3</text:a></text:p>
          <text:p text:style-name="P3"><text:a xlink:type="simple" xlink:href="#__RefHeading___Toc649_1245072839" text:style-name="Index_20_Link" text:visited-style-name="Index_20_Link">全局配置<text:tab/>3</text:a></text:p>
          <text:p text:style-name="P3"><text:a xlink:type="simple" xlink:href="#__RefHeading___Toc651_1245072839" text:style-name="Index_20_Link" text:visited-style-name="Index_20_Link">I. 本地目录同步，direct：cp/rm/mv<text:tab/>3</text:a></text:p>
          <text:p text:style-name="P3"><text:a xlink:type="simple" xlink:href="#__RefHeading___Toc653_1245072839" text:style-name="Index_20_Link" text:visited-style-name="Index_20_Link">II. 本地目录同步，rsync模式：rsync<text:tab/>3</text:a></text:p>
          <text:p text:style-name="P3"><text:a xlink:type="simple" xlink:href="#__RefHeading___Toc655_1245072839" text:style-name="Index_20_Link" text:visited-style-name="Index_20_Link">III. 远程目录同步，rsync模式 + rsyncd daemon<text:tab/>3</text:a></text:p>
          <text:p text:style-name="P3"><text:a xlink:type="simple" xlink:href="#__RefHeading___Toc657_1245072839" text:style-name="Index_20_Link" text:visited-style-name="Index_20_Link">IV. 远程目录同步，rsync模式 + ssh shell<text:tab/>4</text:a></text:p>
          <text:p text:style-name="P3"><text:a xlink:type="simple" xlink:href="#__RefHeading___Toc659_1245072839" text:style-name="Index_20_Link" text:visited-style-name="Index_20_Link">V. 远程目录同步，rsync模式 + rsyncssh，效果与上面相同<text:tab/>4</text:a></text:p>
          <text:p text:style-name="P1"><text:a xlink:type="simple" xlink:href="#__RefHeading___Toc1103_1245072839" text:style-name="Index_20_Link" text:visited-style-name="Index_20_Link">实例配置<text:tab/>4</text:a></text:p>
          <text:p text:style-name="P2"><text:a xlink:type="simple" xlink:href="#__RefHeading___Toc1105_1245072839" text:style-name="Index_20_Link" text:visited-style-name="Index_20_Link">目标<text:tab/>4</text:a></text:p>
          <text:p text:style-name="P2"><text:a xlink:type="simple" xlink:href="#__RefHeading___Toc1109_1245072839" text:style-name="Index_20_Link" text:visited-style-name="Index_20_Link">源文件端<text:tab/>5</text:a></text:p>
          <text:p text:style-name="P3"><text:a xlink:type="simple" xlink:href="#__RefHeading___Toc1134_1245072839" text:style-name="Index_20_Link" text:visited-style-name="Index_20_Link">安装lsyncd：<text:tab/>5</text:a></text:p>
          <text:p text:style-name="P3"><text:a xlink:type="simple" xlink:href="#__RefHeading___Toc1111_1245072839" text:style-name="Index_20_Link" text:visited-style-name="Index_20_Link">配置文件：<text:tab/>5</text:a></text:p>
          <text:p text:style-name="P3"><text:a xlink:type="simple" xlink:href="#__RefHeading___Toc1113_1245072839" text:style-name="Index_20_Link" text:visited-style-name="Index_20_Link">创建需要的文件：<text:tab/>6</text:a></text:p>
          <text:p text:style-name="P3"><text:a xlink:type="simple" xlink:href="#__RefHeading___Toc1115_1245072839" text:style-name="Index_20_Link" text:visited-style-name="Index_20_Link">开启服务：<text:tab/>6</text:a></text:p>
          <text:p text:style-name="P3"><text:a xlink:type="simple" xlink:href="#__RefHeading___Toc1117_1245072839" text:style-name="Index_20_Link" text:visited-style-name="Index_20_Link">源文件端部署完毕。<text:tab/>6</text:a></text:p>
          <text:p text:style-name="P2"><text:a xlink:type="simple" xlink:href="#__RefHeading___Toc1122_1245072839" text:style-name="Index_20_Link" text:visited-style-name="Index_20_Link">被动同步端安装<text:tab/>6</text:a></text:p>
          <text:p text:style-name="P3"><text:a xlink:type="simple" xlink:href="#__RefHeading___Toc1124_1245072839" text:style-name="Index_20_Link" text:visited-style-name="Index_20_Link">安装<text:tab/>6</text:a></text:p>
          <text:p text:style-name="P3"><text:a xlink:type="simple" xlink:href="#__RefHeading___Toc1126_1245072839" text:style-name="Index_20_Link" text:visited-style-name="Index_20_Link">配置密码文件<text:tab/>6</text:a></text:p>
          <text:p text:style-name="P3"><text:a xlink:type="simple" xlink:href="#__RefHeading___Toc1128_1245072839" text:style-name="Index_20_Link" text:visited-style-name="Index_20_Link">修改配置文件<text:tab/>6</text:a></text:p>
          <text:p text:style-name="P3"><text:a xlink:type="simple" xlink:href="#__RefHeading___Toc1130_1245072839" text:style-name="Index_20_Link" text:visited-style-name="Index_20_Link">开启服务<text:tab/>7</text:a></text:p>
          <text:p text:style-name="P3"><text:a xlink:type="simple" xlink:href="#__RefHeading___Toc1132_1245072839" text:style-name="Index_20_Link" text:visited-style-name="Index_20_Link">被动同步端配置完毕。<text:tab/>7</text:a></text:p>
        </text:index-body>
      </text:table-of-content>
      <text:p text:style-name="P8"/>
      <text:p text:style-name="Standard"/>
      <text:h text:style-name="Heading_20_1" text:outline-level="1"><text:bookmark-start text:name="__RefHeading___Toc601_1245072839"/><text:soft-page-break/>rsync安装和使用_拉取模式<text:bookmark-end text:name="__RefHeading___Toc601_1245072839"/></text:h>
      <text:h text:style-name="Heading_20_2" text:outline-level="2"><text:bookmark-start text:name="__RefHeading___Toc603_1245072839"/><text:bookmark text:name="_0"/>项目背景<text:bookmark-end text:name="__RefHeading___Toc603_1245072839"/></text:h>
      <text:p text:style-name="Text_20_body"><text:a xlink:type="simple" xlink:href="https://coding.net/u/echohiyang/p/playbook/git/tree/master/rsync_y" office:target-frame-name="_blank" xlink:show="new" text:style-name="Internet_20_link" text:visited-style-name="Visited_20_Internet_20_Link">ansible部署</text:a><text:line-break/>代码发布到master上，slave周期性从master同步代码。<text:line-break/>在此种方式下，没办法做到代码实时更新。<text:line-break/><draw:frame draw:style-name="fr1" draw:name="图像1" text:anchor-type="as-char" svg:width="1.997cm" svg:height="0.998cm" draw:z-index="0"><draw:image xlink:href="http://om4h63cja.bkt.clouddn.com/17-5-13/16108068-file_1494663056132_ba17.png" xlink:type="simple" xlink:show="embed" xlink:actuate="onLoad"/></draw:frame></text:p>
      <text:h text:style-name="Heading_20_2" text:outline-level="2"><text:bookmark-start text:name="__RefHeading___Toc605_1245072839"/><text:bookmark text:name="masterslaversync_6"/>master和slave安装rsync<text:bookmark-end text:name="__RefHeading___Toc605_1245072839"/></text:h>
      <text:h text:style-name="Heading_20_3" text:outline-level="3"><text:bookmark-start text:name="__RefHeading___Toc607_1245072839"/><text:bookmark text:name="yum_7"/>yum安装<text:bookmark-end text:name="__RefHeading___Toc607_1245072839"/></text:h>
      <text:p text:style-name="P6"><text:span text:style-name="Source_20_Text">yum install -y rsync</text:span></text:p>
      <text:p text:style-name="Text_20_body">也可以在扩展源epel-self中直接安装 <text:span text:style-name="Strong_20_Emphasis">rsync-enhanced</text:span></text:p>
      <text:h text:style-name="Heading_20_3" text:outline-level="3"><text:bookmark-start text:name="__RefHeading___Toc609_1245072839"/><text:bookmark text:name="___1_12"/>编译安装 <text:a xlink:type="simple" xlink:href="https://rsync.samba.org/" office:target-frame-name="_blank" xlink:show="new" text:style-name="Internet_20_link" text:visited-style-name="Visited_20_Internet_20_Link">下载</text:a><text:bookmark-end text:name="__RefHeading___Toc609_1245072839"/></text:h>
      <text:p text:style-name="P6"><text:span text:style-name="Source_20_Text">./configure &amp;&amp; make &amp;&amp; make install</text:span></text:p>
      <text:h text:style-name="Heading_20_2" text:outline-level="2"><text:bookmark-start text:name="__RefHeading___Toc611_1245072839"/><text:bookmark text:name="master_17"/>master配置<text:bookmark-end text:name="__RefHeading___Toc611_1245072839"/></text:h>
      <text:h text:style-name="Heading_20_3" text:outline-level="3"><text:bookmark-start text:name="__RefHeading___Toc613_1245072839"/><text:bookmark text:name="_etcrsyncdconf_18"/>配置文件 /etc/rsyncd.conf<text:bookmark-end text:name="__RefHeading___Toc613_1245072839"/></text:h>
      <text:p text:style-name="Preformatted_20_Text"><text:span text:style-name="Source_20_Text"># 全局设置</text:span></text:p>
      <text:p text:style-name="Preformatted_20_Text"><text:span text:style-name="Source_20_Text">strict mood = yes <text:s text:c="3"/># 是否检查secrete文件权限，若其他人可读，则无法同步</text:span></text:p>
      <text:p text:style-name="Preformatted_20_Text"><text:span text:style-name="Source_20_Text">port = 873 <text:s text:c="10"/># 默认开的端口</text:span></text:p>
      <text:p text:style-name="Preformatted_20_Text"><text:span text:style-name="Source_20_Text">uid = root <text:s text:c="10"/># 用户</text:span></text:p>
      <text:p text:style-name="Preformatted_20_Text"><text:span text:style-name="Source_20_Text">gid = root <text:s text:c="10"/># 用户组</text:span></text:p>
      <text:p text:style-name="Preformatted_20_Text"><text:span text:style-name="Source_20_Text">use chroot = no <text:s text:c="5"/># 不允许改变程序执行时所参考的根目录位置</text:span></text:p>
      <text:p text:style-name="Preformatted_20_Text"><text:span text:style-name="Source_20_Text">max connections = 4 <text:s/># 最大连接数</text:span></text:p>
      <text:p text:style-name="Preformatted_20_Text"><text:span text:style-name="Source_20_Text">pid file = /var/run/rsyncd.pid <text:s/># pid文件路径</text:span></text:p>
      <text:p text:style-name="Preformatted_20_Text"><text:span text:style-name="Source_20_Text">lock file = /var/rsyncd.lock <text:s text:c="3"/># look文件路径</text:span></text:p>
      <text:p text:style-name="Preformatted_20_Text"><text:span text:style-name="Source_20_Text">log file = /var/log/rsyncd.log <text:s/># 日志文件路径</text:span></text:p>
      <text:p text:style-name="Preformatted_20_Text"/>
      <text:p text:style-name="Preformatted_20_Text"><text:span text:style-name="Source_20_Text">transfer logging = yes <text:s text:c="9"/># 开启传输日志</text:span></text:p>
      <text:p text:style-name="Preformatted_20_Text"><text:span text:style-name="Source_20_Text">timeout = 900 <text:s text:c="18"/># 连接超时时间</text:span></text:p>
      <text:p text:style-name="Preformatted_20_Text"><text:span text:style-name="Source_20_Text">ignore nonreadable = yes <text:s text:c="7"/># 忽略不可读的文件</text:span></text:p>
      <text:p text:style-name="Preformatted_20_Text"><text:span text:style-name="Source_20_Text">ignore errors <text:s text:c="18"/># I/O错误时，不删除目标文件</text:span></text:p>
      <text:p text:style-name="Preformatted_20_Text"><text:span text:style-name="Source_20_Text">dont compress <text:s text:c="2"/>= *.gz *.tgz *.zip *.z *.Z *.rpm *.deb *.bz2</text:span></text:p>
      <text:p text:style-name="Preformatted_20_Text"/>
      <text:p text:style-name="Preformatted_20_Text"><text:span text:style-name="Source_20_Text"># 项目设置</text:span></text:p>
      <text:p text:style-name="Preformatted_20_Text"><text:span text:style-name="Source_20_Text">[test]</text:span></text:p>
      <text:p text:style-name="Preformatted_20_Text"><text:span text:style-name="Source_20_Text">common = <text:s text:c="24"/># 同步描述</text:span></text:p>
      <text:p text:style-name="Preformatted_20_Text"><text:span text:style-name="Source_20_Text">path = /alidata/www/default <text:s text:c="7"/># 源文件路径</text:span></text:p>
      <text:p text:style-name="Preformatted_20_Text"><text:span text:style-name="Source_20_Text">read only = yes <text:s text:c="17"/># yes不允许上传</text:span></text:p>
      <text:p text:style-name="Preformatted_20_Text"><text:span text:style-name="Source_20_Text">write only = no <text:s text:c="17"/># no允许下载</text:span></text:p>
      <text:p text:style-name="Preformatted_20_Text"><text:span text:style-name="Source_20_Text">list = no</text:span></text:p>
      <text:p text:style-name="Preformatted_20_Text"><text:span text:style-name="Source_20_Text">hosts allow = 10.161.140.46 <text:s text:c="9"/># 允许客户端地址</text:span></text:p>
      <text:p text:style-name="Preformatted_20_Text"><text:span text:style-name="Source_20_Text">auth users = root <text:s text:c="19"/># 客户端用户</text:span></text:p>
      <text:p text:style-name="P6"><text:span text:style-name="Source_20_Text">secrets file = /etc/rsyncd.password <text:s/># 客户端密码文件 <text:s text:c="3"/></text:span></text:p>
      <text:h text:style-name="Heading_20_3" text:outline-level="3"><text:bookmark-start text:name="__RefHeading___Toc615_1245072839"/><text:bookmark text:name="_49"/>编辑密码文件，并修改权限<text:bookmark-end text:name="__RefHeading___Toc615_1245072839"/></text:h>
      <text:p text:style-name="Preformatted_20_Text"><text:span text:style-name="Source_20_Text"># vim /etc/rsyncd.password</text:span></text:p>
      <text:p text:style-name="Preformatted_20_Text"><text:span text:style-name="Source_20_Text">root:123456</text:span></text:p>
      <text:p text:style-name="P6"><text:span text:style-name="Source_20_Text"># chmod 600 /etc/rsyncd.password</text:span></text:p>
      <text:h text:style-name="Heading_20_3" text:outline-level="3"><text:bookmark-start text:name="__RefHeading___Toc617_1245072839"/><text:bookmark text:name="rsync_55"/>开启rsync服务<text:bookmark-end text:name="__RefHeading___Toc617_1245072839"/></text:h>
      <text:h text:style-name="Heading_20_4" text:outline-level="4"><text:bookmark-start text:name="__RefHeading___Toc619_1245072839"/><text:bookmark text:name="daemon_56"/>以daemon方式运行<text:bookmark-end text:name="__RefHeading___Toc619_1245072839"/></text:h>
      <text:p text:style-name="Quotations">若文件传输比较频繁，推荐使用daemon方式</text:p>
      <text:p text:style-name="Preformatted_20_Text"><text:span text:style-name="Source_20_Text">/usr/bin/rsync --daemon --config=/etc/rsyncd.conf 或者</text:span></text:p>
      <text:p text:style-name="P6"><text:span text:style-name="Source_20_Text">systemctl start rsyncd</text:span></text:p>
      <text:p text:style-name="Text_20_body">开机自启</text:p>
      <text:p text:style-name="P6"><text:span text:style-name="Source_20_Text">echo "/usr/bin/rsync --daemon --config=/etc/rsyncd.conf" &gt;&gt; /etc/rc.local</text:span></text:p>
      <text:h text:style-name="Heading_20_4" text:outline-level="4"><text:bookmark-start text:name="__RefHeading___Toc621_1245072839"/><text:bookmark text:name="_67"/>使用超级守护进程运行<text:bookmark-end text:name="__RefHeading___Toc621_1245072839"/></text:h>
      <text:p text:style-name="P6"><text:span text:style-name="Source_20_Text">yum install -y xinetd</text:span></text:p>
      <text:p text:style-name="Text_20_body">开机自启</text:p>
      <text:p text:style-name="Preformatted_20_Text"><text:span text:style-name="Source_20_Text">chkconfig --add xinetd </text:span></text:p>
      <text:p text:style-name="P6"><text:span text:style-name="Source_20_Text">chkconfig xinetd on</text:span></text:p>
      <text:p text:style-name="Text_20_body">开启rsync</text:p>
      <text:p text:style-name="Preformatted_20_Text"><text:span text:style-name="Source_20_Text">vim /etc/xinetd.d/rsync</text:span></text:p>
      <text:p text:style-name="P6"><text:span text:style-name="Source_20_Text">disable = no</text:span></text:p>
      <text:p text:style-name="Horizontal_20_Line"/>
      <text:h text:style-name="Heading_20_2" text:outline-level="2"><text:bookmark-start text:name="__RefHeading___Toc623_1245072839"/><text:bookmark text:name="slave_84"/>slave配置<text:bookmark-end text:name="__RefHeading___Toc623_1245072839"/></text:h>
      <text:h text:style-name="Heading_20_3" text:outline-level="3"><text:bookmark-start text:name="__RefHeading___Toc625_1245072839"/><text:bookmark text:name="_85"/>添加密码文件，并修改权限<text:bookmark-end text:name="__RefHeading___Toc625_1245072839"/></text:h>
      <text:p text:style-name="Preformatted_20_Text"><text:span text:style-name="Source_20_Text"># vim /etc/rsyncd.password</text:span></text:p>
      <text:p text:style-name="Preformatted_20_Text"><text:span text:style-name="Source_20_Text">123456</text:span></text:p>
      <text:p text:style-name="P6"><text:span text:style-name="Source_20_Text"># chmod 600 /etc/rsyncd.password</text:span></text:p>
      <text:h text:style-name="Heading_20_3" text:outline-level="3"><text:bookmark-start text:name="__RefHeading___Toc627_1245072839"/><text:bookmark text:name="_92"/>同步文件参数<text:bookmark-end text:name="__RefHeading___Toc627_1245072839"/></text:h>
      <text:p text:style-name="P6"><text:span text:style-name="Source_20_Text">/usr/bin/rsync -avrP --delete --progress --exclude=Runtime --password-file=/etc/rsyncd.password root@10.171.239.5::test /dest</text:span></text:p>
      <text:h text:style-name="Heading_20_3" text:outline-level="3"><text:bookmark-start text:name="__RefHeading___Toc629_1245072839"/><text:bookmark text:name="_96"/>设置任务计划<text:bookmark-end text:name="__RefHeading___Toc629_1245072839"/></text:h>
      <text:p text:style-name="P6"><text:span text:style-name="Source_20_Text">0 */2 * * * /usr/bin/rsync -avrP --delete --exclude=Runtime --password-file=/etc/rsyncd.password root@10.171.239.5::test /dest</text:span></text:p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631_1245072839"/><text:soft-page-break/>lsyncd安装和用法<text:bookmark-end text:name="__RefHeading___Toc631_1245072839"/></text:h>
      <text:p text:style-name="Text_20_body">lsyncd通过inotify或者fsevents监控本地目录的变化事件，并且将事件连接起来，然后启动一个或者多个进程<text:line-break/><text:a xlink:type="simple" xlink:href="https://axkibe.github.io/lsyncd/" office:target-frame-name="_blank" xlink:show="new" text:style-name="Internet_20_link" text:visited-style-name="Visited_20_Internet_20_Link">lsyncd官方网站</text:a></text:p>
      <text:p text:style-name="P12"><text:a xlink:type="simple" xlink:href="https://github.com/axkibe/lsyncd" office:target-frame-name="_blank" xlink:show="new" text:style-name="Internet_20_link" text:visited-style-name="Visited_20_Internet_20_Link">github</text:a></text:p>
      <text:h text:style-name="Heading_20_2" text:outline-level="2"><text:bookmark-start text:name="__RefHeading___Toc633_1245072839"/><text:bookmark text:name="_4"/>安装<text:bookmark-end text:name="__RefHeading___Toc633_1245072839"/></text:h>
      <text:p text:style-name="P6"><text:span text:style-name="Source_20_Text">yum install -y lsyncd lua lua-devel</text:span></text:p>
      <text:p text:style-name="Text_20_body">启动方式</text:p>
      <text:p text:style-name="P6"><text:span text:style-name="Source_20_Text">service lsyncd start</text:span></text:p>
      <text:p text:style-name="Text_20_body">测试用</text:p>
      <text:p text:style-name="P6"><text:span text:style-name="Source_20_Text">lsyncd -log Exec /etc/lsyncd.conf</text:span></text:p>
      <text:p text:style-name="Text_20_body">可以安装epel-self中的<text:span text:style-name="Strong_20_Emphasis">lsyncd-enhanced</text:span></text:p>
      <text:h text:style-name="Heading_20_2" text:outline-level="2"><text:bookmark-start text:name="__RefHeading___Toc635_1245072839"/><text:bookmark text:name="lsyncdconf_18"/>lsyncd.conf配置选项说明<text:bookmark-end text:name="__RefHeading___Toc635_1245072839"/></text:h>
      <text:h text:style-name="Heading_20_3" text:outline-level="3"><text:bookmark-start text:name="__RefHeading___Toc637_1245072839"/><text:bookmark text:name="_19"/>全局设置<text:bookmark-end text:name="__RefHeading___Toc637_1245072839"/></text:h>
      <text:p text:style-name="Text_20_body">--开头表示注释，下面是几个常用选项说明：</text:p>
      <text:p text:style-name="Preformatted_20_Text"><text:span text:style-name="Source_20_Text">logfile <text:s text:c="16"/>定义日志文件</text:span></text:p>
      <text:p text:style-name="Preformatted_20_Text"><text:span text:style-name="Source_20_Text">stausFile <text:s text:c="14"/>定义状态文件</text:span></text:p>
      <text:p text:style-name="Preformatted_20_Text"><text:span text:style-name="Source_20_Text">statusInterval <text:s/>将lsyncd的状态写入上面的statusFile的间隔，默认10秒</text:span></text:p>
      <text:p text:style-name="Preformatted_20_Text"><text:span text:style-name="Source_20_Text">nodaemon=true <text:s text:c="2"/>表示不启用守护模式，默认</text:span></text:p>
      <text:p text:style-name="Preformatted_20_Text"><text:span text:style-name="Source_20_Text">inotifyMode <text:s text:c="4"/>指定inotify监控的事件，默认是CloseWrite，还可以是Modify或CloseWrite or Modify</text:span></text:p>
      <text:p text:style-name="Preformatted_20_Text"><text:span text:style-name="Source_20_Text">maxProcesses <text:s text:c="3"/>同步进程的最大个数。假如同时有20个文件需要同步，而maxProcesses = 8，则最大能看到有8个rysnc进程</text:span></text:p>
      <text:p text:style-name="P6"><text:span text:style-name="Source_20_Text">maxDelays <text:s text:c="14"/>累计到多少所监控的事件激活一次同步，即使后面的delay延迟时间还未到</text:span></text:p>
      <text:h text:style-name="Heading_20_3" text:outline-level="3"><text:bookmark-start text:name="__RefHeading___Toc639_1245072839"/><text:bookmark text:name="sync_30"/>sync<text:bookmark-end text:name="__RefHeading___Toc639_1245072839"/></text:h>
      <text:p text:style-name="Text_20_body">定义同步参数，可以继续使用maxDelays来重写settings的全局变量。</text:p>
      <text:h text:style-name="Heading_20_4" text:outline-level="4"><text:bookmark-start text:name="__RefHeading___Toc641_1245072839"/><text:bookmark text:name="_32"/>模式运行<text:bookmark-end text:name="__RefHeading___Toc641_1245072839"/></text:h>
      <text:p text:style-name="Preformatted_20_Text"><text:span text:style-name="Source_20_Text">default.rsync <text:s text:c="10"/>本地目录间同步，使用rsync，也可以达到使用ssh形式的远程rsync效果，或daemon方式连接远程rsyncd进程；</text:span></text:p>
      <text:p text:style-name="Preformatted_20_Text"><text:span text:style-name="Source_20_Text">default.direct <text:s text:c="9"/>本地目录间同步，使用cp、rm等命令完成差异文件备份；</text:span></text:p>
      <text:p text:style-name="P6"><text:span text:style-name="Source_20_Text">default.rsyncssh <text:s text:c="7"/>同步到远程主机目录，rsync的ssh模式，需要使用key来认证</text:span></text:p>
      <text:h text:style-name="Heading_20_4" text:outline-level="4"><text:bookmark-start text:name="__RefHeading___Toc643_1245072839"/><text:bookmark text:name="_38"/>目录设置<text:bookmark-end text:name="__RefHeading___Toc643_1245072839"/></text:h>
      <text:p text:style-name="Preformatted_20_Text"><text:span text:style-name="Source_20_Text">source <text:s text:c="41"/>同步的源目录，使用绝对路径。</text:span></text:p>
      <text:p text:style-name="Preformatted_20_Text"><text:span text:style-name="Source_20_Text">target <text:s text:c="41"/>定义目的地址.对应不同的模式有几种写法：</text:span></text:p>
      <text:p text:style-name="Preformatted_20_Text"><text:span text:style-name="Source_20_Text">/tmp/dest <text:s text:c="38"/>本地目录同步，可用于direct和rsync模式</text:span></text:p>
      <text:p text:style-name="Preformatted_20_Text"><text:span text:style-name="Source_20_Text">172.29.88.223:/tmp/dest <text:s text:c="8"/>同步到远程服务器目录，可用于rsync和rsyncssh模式</text:span></text:p>
      <text:p text:style-name="P6"><text:span text:style-name="Source_20_Text">excludeFrom 排除选项，后面指定排除的列表文件，如excludeFrom = "/etc/lsyncd.exclude"，如果是简单的排除，可以使用exclude = LIST。</text:span></text:p>
      <text:p text:style-name="Text_20_body">这里的排除规则写法与原生rsync有点不同，更为简单：</text:p>
      <text:p text:style-name="Preformatted_20_Text"><text:span text:style-name="Source_20_Text">监控路径里的任何部分匹配到一个文本，都会被排除，例如foo可以匹配/bin/foo/bar</text:span></text:p>
      <text:p text:style-name="Preformatted_20_Text"><text:span text:style-name="Source_20_Text">如果规则以斜线/开头，则从头开始要匹配全部</text:span></text:p>
      <text:p text:style-name="Preformatted_20_Text"><text:span text:style-name="Source_20_Text">如果规则以/结尾，则要匹配监控路径的末尾</text:span></text:p>
      <text:p text:style-name="Preformatted_20_Text"><text:span text:style-name="Source_20_Text">?匹配单个任何字符，但不包括/</text:span></text:p>
      <text:p text:style-name="Preformatted_20_Text"><text:span text:style-name="Source_20_Text">*匹配0或多个字符，但不包括/</text:span></text:p>
      <text:p text:style-name="P6"><text:span text:style-name="Source_20_Text">**匹配0或多个字符，可以是/</text:span></text:p>
      <text:p text:style-name="P6"><text:span text:style-name="Source_20_Text">delay <text:s text:c="18"/>累计事件，等待rsync同步延时时间，默认15秒（最大累计到1000个不可合并的事件）。也就是15s内监控目录下发生的改动，会累积到一次rsync同步，避免过于频繁的同步。（可合并的意思是，15s内两次修改了同一文件，最后只同步最新的文件）</text:span></text:p>
      <text:p text:style-name="Text_20_body">delete 为了<text:span text:style-name="Strong_20_Emphasis">保持target与souce完全同步</text:span>，Lsyncd默认会delete = true来允许同步删除。它除了false，还有startup、running</text:p>
      <text:p text:style-name="Preformatted_20_Text"><text:span text:style-name="Source_20_Text">true <text:s text:c="11"/>Lsyncd将在目标上删除任何不在源中的内容。 在启动时和正常操作中被删除的内容。</text:span></text:p>
      <text:p text:style-name="Preformatted_20_Text"><text:span text:style-name="Source_20_Text">false <text:s text:c="10"/>在lsyncd启动后将在目标上不删除任何不在源中的内容， 在启动时和正常操作中被删除的内容。</text:span></text:p>
      <text:p text:style-name="Preformatted_20_Text"><text:span text:style-name="Source_20_Text">startup <text:s text:c="8"/>启动时将执行一次完全文件同步，保证完全一致；正常运行过程中不会删除target中的文件</text:span></text:p>
      <text:p text:style-name="P6"><text:span text:style-name="Source_20_Text">running <text:s text:c="8"/>启动前，增加的会同步，删除的不同步；正常运行过程中会删除target中的文件</text:span></text:p>
      <text:p text:style-name="Quotations">使用技巧，先使用startup模式进行一次完全同步，在使用running保持后续的一致性。</text:p>
      <text:p text:style-name="Preformatted_20_Text"><text:span text:style-name="Source_20_Text">bwlimit <text:s text:c="16"/>限速，单位kb/s，与rsync相同（这么重要的选项在文档里竟然没有标出）</text:span></text:p>
      <text:p text:style-name="Preformatted_20_Text"><text:span text:style-name="Source_20_Text">compress <text:s text:c="15"/>压缩传输默认为true。在带宽与cpu负载之间权衡，本地目录同步可以考虑把它设为false</text:span></text:p>
      <text:p text:style-name="P6"><text:span text:style-name="Source_20_Text">perms <text:s text:c="18"/>默认保留文件权限。</text:span></text:p>
      <text:h text:style-name="Heading_20_4" text:outline-level="4"><text:bookmark-start text:name="__RefHeading___Toc645_1245072839"/><text:bookmark text:name="rsync_73"/>其它rsync的选项<text:bookmark-end text:name="__RefHeading___Toc645_1245072839"/></text:h>
      <text:p text:style-name="Text_20_body">其它还有rsyncssh模式独有的配置项，如host、targetdir、rsync_path、password_file，</text:p>
      <text:h text:style-name="Heading_20_2" text:outline-level="2"><text:bookmark-start text:name="__RefHeading___Toc647_1245072839"/><text:bookmark text:name="_76"/>同步模式<text:bookmark-end text:name="__RefHeading___Toc647_1245072839"/></text:h>
      <text:h text:style-name="Heading_20_3" text:outline-level="3"><text:bookmark-start text:name="__RefHeading___Toc649_1245072839"/><text:bookmark text:name="_77"/>全局配置<text:bookmark-end text:name="__RefHeading___Toc649_1245072839"/></text:h>
      <text:p text:style-name="Preformatted_20_Text"><text:span text:style-name="Source_20_Text">settings {</text:span></text:p>
      <text:p text:style-name="Preformatted_20_Text"><text:span text:style-name="Source_20_Text"><text:s text:c="4"/>logfile ="/usr/local/lsyncd-2.1.5/var/lsyncd.log",</text:span></text:p>
      <text:p text:style-name="Preformatted_20_Text"><text:span text:style-name="Source_20_Text"><text:s text:c="4"/>statusFile ="/usr/local/lsyncd-2.1.5/var/lsyncd.status",</text:span></text:p>
      <text:p text:style-name="Preformatted_20_Text"><text:span text:style-name="Source_20_Text"><text:s text:c="4"/>inotifyMode = "CloseWrite",</text:span></text:p>
      <text:p text:style-name="Preformatted_20_Text"><text:span text:style-name="Source_20_Text"><text:s text:c="4"/>maxProcesses = 8,</text:span></text:p>
      <text:p text:style-name="P6"><text:span text:style-name="Source_20_Text"><text:s text:c="4"/>}</text:span></text:p>
      <text:h text:style-name="Heading_20_3" text:outline-level="3"><text:bookmark-start text:name="__RefHeading___Toc651_1245072839"/><text:bookmark text:name="I_directcprmmv_86"/>I. 本地目录同步，direct：cp/rm/mv<text:bookmark-end text:name="__RefHeading___Toc651_1245072839"/></text:h>
      <text:p text:style-name="Preformatted_20_Text"><text:span text:style-name="Source_20_Text">sync {</text:span></text:p>
      <text:p text:style-name="Preformatted_20_Text"><text:span text:style-name="Source_20_Text"><text:s text:c="4"/>default.direct,</text:span></text:p>
      <text:p text:style-name="Preformatted_20_Text"><text:span text:style-name="Source_20_Text"><text:s text:c="4"/>source <text:s text:c="3"/>= "/tmp/src",</text:span></text:p>
      <text:p text:style-name="Preformatted_20_Text"><text:span text:style-name="Source_20_Text"><text:s text:c="4"/>target <text:s text:c="3"/>= "/tmp/dest",</text:span></text:p>
      <text:p text:style-name="Preformatted_20_Text"><text:span text:style-name="Source_20_Text"><text:s text:c="4"/>delay = 1</text:span></text:p>
      <text:p text:style-name="Preformatted_20_Text"><text:span text:style-name="Source_20_Text"><text:s text:c="4"/>maxProcesses = 1</text:span></text:p>
      <text:p text:style-name="P6"><text:span text:style-name="Source_20_Text"><text:s text:c="4"/>}</text:span></text:p>
      <text:h text:style-name="Heading_20_3" text:outline-level="3"><text:bookmark-start text:name="__RefHeading___Toc653_1245072839"/><text:bookmark text:name="II_rsyncrsync_96"/>II. 本地目录同步，rsync模式：rsync<text:bookmark-end text:name="__RefHeading___Toc653_1245072839"/></text:h>
      <text:p text:style-name="Preformatted_20_Text"><text:span text:style-name="Source_20_Text">sync {</text:span></text:p>
      <text:p text:style-name="Preformatted_20_Text"><text:span text:style-name="Source_20_Text"><text:s text:c="4"/>default.rsync,</text:span></text:p>
      <text:p text:style-name="Preformatted_20_Text"><text:span text:style-name="Source_20_Text"><text:s text:c="4"/>source <text:s text:c="3"/>= "/tmp/src",</text:span></text:p>
      <text:p text:style-name="Preformatted_20_Text"><text:span text:style-name="Source_20_Text"><text:s text:c="4"/>target <text:s text:c="3"/>= "/tmp/dest1",</text:span></text:p>
      <text:p text:style-name="Preformatted_20_Text"><text:span text:style-name="Source_20_Text"><text:s text:c="4"/>excludeFrom = "/etc/rsyncd.d/rsync_exclude.lst",</text:span></text:p>
      <text:p text:style-name="Preformatted_20_Text"><text:span text:style-name="Source_20_Text"><text:s text:c="4"/>rsync <text:s text:c="4"/>= {</text:span></text:p>
      <text:p text:style-name="Preformatted_20_Text"><text:span text:style-name="Source_20_Text"><text:s text:c="8"/>binary = "/usr/bin/rsync",</text:span></text:p>
      <text:p text:style-name="Preformatted_20_Text"><text:span text:style-name="Source_20_Text"><text:s text:c="8"/>archive = true,</text:span></text:p>
      <text:p text:style-name="Preformatted_20_Text"><text:span text:style-name="Source_20_Text"><text:s text:c="8"/>compress = true,</text:span></text:p>
      <text:p text:style-name="Preformatted_20_Text"><text:span text:style-name="Source_20_Text"><text:s text:c="8"/>bwlimit <text:s text:c="2"/>= 2000</text:span></text:p>
      <text:p text:style-name="Preformatted_20_Text"><text:span text:style-name="Source_20_Text"><text:s text:c="8"/>} </text:span></text:p>
      <text:p text:style-name="P6"><text:span text:style-name="Source_20_Text"><text:s text:c="4"/>}</text:span></text:p>
      <text:h text:style-name="Heading_20_3" text:outline-level="3"><text:bookmark-start text:name="__RefHeading___Toc655_1245072839"/><text:bookmark text:name="III_rsync__rsyncd_daemon_111"/>III. 远程目录同步，rsync模式 + rsyncd daemon<text:bookmark-end text:name="__RefHeading___Toc655_1245072839"/></text:h>
      <text:p text:style-name="Preformatted_20_Text"><text:span text:style-name="Source_20_Text">sync {</text:span></text:p>
      <text:p text:style-name="Preformatted_20_Text"><text:span text:style-name="Source_20_Text"><text:s text:c="4"/>default.rsync,</text:span></text:p>
      <text:p text:style-name="Preformatted_20_Text"><text:span text:style-name="Source_20_Text"><text:s text:c="4"/>source <text:s text:c="3"/>= "/tmp/src",</text:span></text:p>
      <text:p text:style-name="Preformatted_20_Text"><text:span text:style-name="Source_20_Text"><text:s text:c="4"/>target <text:s text:c="3"/>= "syncuser@172.29.88.223::module1",</text:span></text:p>
      <text:p text:style-name="Preformatted_20_Text"><text:span text:style-name="Source_20_Text"><text:s text:c="4"/>delete = true,</text:span></text:p>
      <text:p text:style-name="Preformatted_20_Text"><text:span text:style-name="Source_20_Text"><text:s text:c="4"/>exclude = { ".*", ".tmp" },</text:span></text:p>
      <text:p text:style-name="Preformatted_20_Text"><text:span text:style-name="Source_20_Text"><text:s text:c="4"/>delay = 1,</text:span></text:p>
      <text:p text:style-name="Preformatted_20_Text"><text:span text:style-name="Source_20_Text"><text:s text:c="4"/>maxDelays = 1,</text:span></text:p>
      <text:p text:style-name="Preformatted_20_Text"><text:span text:style-name="Source_20_Text"><text:s text:c="4"/>init = true,</text:span></text:p>
      <text:p text:style-name="Preformatted_20_Text"><text:span text:style-name="Source_20_Text"><text:s text:c="4"/>rsync <text:s text:c="4"/>= {</text:span></text:p>
      <text:p text:style-name="Preformatted_20_Text"><text:span text:style-name="Source_20_Text"><text:s text:c="8"/>binary = "/usr/bin/rsync",</text:span></text:p>
      <text:p text:style-name="Preformatted_20_Text"><text:span text:style-name="Source_20_Text"><text:s text:c="8"/>archive = true,</text:span></text:p>
      <text:p text:style-name="Preformatted_20_Text"><text:span text:style-name="Source_20_Text"><text:s text:c="8"/>compress = true,</text:span></text:p>
      <text:p text:style-name="Preformatted_20_Text"><text:soft-page-break/><text:span text:style-name="Source_20_Text"><text:s text:c="8"/>verbose <text:s text:c="2"/>= false,</text:span></text:p>
      <text:p text:style-name="Preformatted_20_Text"><text:span text:style-name="Source_20_Text"><text:s text:c="8"/>password_file = "/etc/rsyncd.d/rsync.pwd",</text:span></text:p>
      <text:p text:style-name="Preformatted_20_Text"><text:span text:style-name="Source_20_Text"><text:s text:c="8"/>_extra <text:s text:c="3"/>= {"--bwlimit=200"}</text:span></text:p>
      <text:p text:style-name="Preformatted_20_Text"><text:span text:style-name="Source_20_Text"><text:s text:c="8"/>}</text:span></text:p>
      <text:p text:style-name="P6"><text:span text:style-name="Source_20_Text"><text:s text:c="4"/>}</text:span></text:p>
      <text:h text:style-name="Heading_20_3" text:outline-level="3"><text:bookmark-start text:name="__RefHeading___Toc657_1245072839"/><text:bookmark text:name="IV_rsync__ssh_shell_132"/>IV. 远程目录同步，rsync模式 + ssh shell<text:bookmark-end text:name="__RefHeading___Toc657_1245072839"/></text:h>
      <text:p text:style-name="Preformatted_20_Text"><text:span text:style-name="Source_20_Text">sync {</text:span></text:p>
      <text:p text:style-name="Preformatted_20_Text"><text:span text:style-name="Source_20_Text"><text:s text:c="4"/>default.rsync,</text:span></text:p>
      <text:p text:style-name="Preformatted_20_Text"><text:span text:style-name="Source_20_Text"><text:s text:c="4"/>source <text:s text:c="3"/>= "/tmp/src",</text:span></text:p>
      <text:p text:style-name="Preformatted_20_Text"><text:span text:style-name="Source_20_Text"><text:s text:c="4"/>target <text:s text:c="3"/>= "172.29.88.223:/tmp/dest",</text:span></text:p>
      <text:p text:style-name="Preformatted_20_Text"><text:span text:style-name="Source_20_Text"><text:s text:c="4"/>-- target <text:s text:c="3"/>= "root@172.29.88.223:/remote/dest",</text:span></text:p>
      <text:p text:style-name="Preformatted_20_Text"><text:span text:style-name="Source_20_Text"><text:s text:c="4"/>-- 上面target，注意如果是普通用户，必须拥有写权限</text:span></text:p>
      <text:p text:style-name="Preformatted_20_Text"><text:span text:style-name="Source_20_Text"><text:s text:c="4"/>maxDelays = 5,</text:span></text:p>
      <text:p text:style-name="Preformatted_20_Text"><text:span text:style-name="Source_20_Text"><text:s text:c="4"/>delay = 30,</text:span></text:p>
      <text:p text:style-name="Preformatted_20_Text"><text:span text:style-name="Source_20_Text"><text:s text:c="4"/>-- init = true,</text:span></text:p>
      <text:p text:style-name="Preformatted_20_Text"><text:span text:style-name="Source_20_Text"><text:s text:c="4"/>rsync <text:s text:c="4"/>= {</text:span></text:p>
      <text:p text:style-name="Preformatted_20_Text"><text:span text:style-name="Source_20_Text"><text:s text:c="8"/>binary = "/usr/bin/rsync",</text:span></text:p>
      <text:p text:style-name="Preformatted_20_Text"><text:span text:style-name="Source_20_Text"><text:s text:c="8"/>archive = true,</text:span></text:p>
      <text:p text:style-name="Preformatted_20_Text"><text:span text:style-name="Source_20_Text"><text:s text:c="8"/>compress = true,</text:span></text:p>
      <text:p text:style-name="Preformatted_20_Text"><text:span text:style-name="Source_20_Text"><text:s text:c="8"/>bwlimit <text:s text:c="2"/>= 2000</text:span></text:p>
      <text:p text:style-name="Preformatted_20_Text"><text:span text:style-name="Source_20_Text"><text:s text:c="8"/>-- rsh = "/usr/bin/ssh -p 22 -o StrictHostKeyChecking=no"</text:span></text:p>
      <text:p text:style-name="Preformatted_20_Text"><text:span text:style-name="Source_20_Text"><text:s text:c="8"/>-- 如果要指定其它端口，请用上面的rsh</text:span></text:p>
      <text:p text:style-name="Preformatted_20_Text"><text:span text:style-name="Source_20_Text"><text:s text:c="8"/>}</text:span></text:p>
      <text:p text:style-name="P6"><text:span text:style-name="Source_20_Text"><text:s text:c="4"/>}</text:span></text:p>
      <text:h text:style-name="Heading_20_3" text:outline-level="3"><text:bookmark-start text:name="__RefHeading___Toc659_1245072839"/><text:bookmark text:name="V_rsync__rsyncssh_153"/>V. 远程目录同步，rsync模式 + rsyncssh，效果与上面相同<text:bookmark-end text:name="__RefHeading___Toc659_1245072839"/></text:h>
      <text:p text:style-name="Preformatted_20_Text"><text:span text:style-name="Source_20_Text">sync {</text:span></text:p>
      <text:p text:style-name="Preformatted_20_Text"><text:span text:style-name="Source_20_Text"><text:s text:c="4"/>default.rsyncssh,</text:span></text:p>
      <text:p text:style-name="Preformatted_20_Text"><text:span text:style-name="Source_20_Text"><text:s text:c="4"/>source <text:s text:c="3"/>= "/tmp/src2",</text:span></text:p>
      <text:p text:style-name="Preformatted_20_Text"><text:span text:style-name="Source_20_Text"><text:s text:c="4"/>host <text:s text:c="5"/>= "172.29.88.223",</text:span></text:p>
      <text:p text:style-name="Preformatted_20_Text"><text:span text:style-name="Source_20_Text"><text:s text:c="4"/>targetdir = "/remote/dir",</text:span></text:p>
      <text:p text:style-name="Preformatted_20_Text"><text:span text:style-name="Source_20_Text"><text:s text:c="4"/>excludeFrom = "/etc/rsyncd.d/rsync_exclude.lst",</text:span></text:p>
      <text:p text:style-name="Preformatted_20_Text"><text:span text:style-name="Source_20_Text"><text:s text:c="4"/>-- maxDelays = 5,</text:span></text:p>
      <text:p text:style-name="Preformatted_20_Text"><text:span text:style-name="Source_20_Text"><text:s text:c="4"/>delay = 0,</text:span></text:p>
      <text:p text:style-name="Preformatted_20_Text"><text:span text:style-name="Source_20_Text"><text:s text:c="4"/>-- init = false,</text:span></text:p>
      <text:p text:style-name="Preformatted_20_Text"><text:span text:style-name="Source_20_Text"><text:s text:c="4"/>rsync <text:s text:c="3"/>= {</text:span></text:p>
      <text:p text:style-name="Preformatted_20_Text"><text:span text:style-name="Source_20_Text"><text:s text:c="8"/>binary = "/usr/bin/rsync",</text:span></text:p>
      <text:p text:style-name="Preformatted_20_Text"><text:span text:style-name="Source_20_Text"><text:s text:c="8"/>archive = true,</text:span></text:p>
      <text:p text:style-name="Preformatted_20_Text"><text:span text:style-name="Source_20_Text"><text:s text:c="8"/>compress = true,</text:span></text:p>
      <text:p text:style-name="Preformatted_20_Text"><text:span text:style-name="Source_20_Text"><text:s text:c="8"/>verbose <text:s text:c="2"/>= true,</text:span></text:p>
      <text:p text:style-name="Preformatted_20_Text"><text:span text:style-name="Source_20_Text"><text:s text:c="8"/>_extra = {"--bwlimit=2000"},</text:span></text:p>
      <text:p text:style-name="Preformatted_20_Text"><text:span text:style-name="Source_20_Text"><text:s text:c="8"/>},</text:span></text:p>
      <text:p text:style-name="Preformatted_20_Text"><text:span text:style-name="Source_20_Text"><text:s text:c="4"/>ssh <text:s text:c="5"/>= {</text:span></text:p>
      <text:p text:style-name="Preformatted_20_Text"><text:span text:style-name="Source_20_Text"><text:s text:c="8"/>port <text:s/>= <text:s/>1234</text:span></text:p>
      <text:p text:style-name="Preformatted_20_Text"><text:span text:style-name="Source_20_Text"><text:s text:c="8"/>}</text:span></text:p>
      <text:p text:style-name="P6"><text:span text:style-name="Source_20_Text"><text:s text:c="4"/>}</text:span></text:p>
      <text:p text:style-name="Standard"/>
      <text:h text:style-name="Heading_20_1" text:outline-level="1"><text:bookmark-start text:name="__RefHeading___Toc1103_1245072839"/>实例配置<text:bookmark-end text:name="__RefHeading___Toc1103_1245072839"/></text:h>
      <text:p text:style-name="Horizontal_20_Line"/>
      <text:h text:style-name="Heading_20_2" text:outline-level="2"><text:bookmark-start text:name="__RefHeading___Toc1105_1245072839"/>目标<text:bookmark-end text:name="__RefHeading___Toc1105_1245072839"/></text:h>
      <text:p text:style-name="Standard">将103.223.122.179 这个服务器上指定的文件同步到其他的open服务器上。</text:p>
      <text:h text:style-name="P5" text:outline-level="2"><text:bookmark-start text:name="__RefHeading___Toc1109_1245072839"/><text:soft-page-break/>源文件端<text:bookmark-end text:name="__RefHeading___Toc1109_1245072839"/></text:h>
      <text:h text:style-name="Heading_20_3" text:outline-level="3"><text:bookmark-start text:name="__RefHeading___Toc1134_1245072839"/>安装l<text:span text:style-name="T1">syncd：</text:span><text:bookmark-end text:name="__RefHeading___Toc1134_1245072839"/></text:h>
      <text:p text:style-name="P10">yum install lsyncd -y &amp;&amp; mkdir /<text:span text:style-name="T2">root/</text:span><text:span text:style-name="T3">rsync</text:span></text:p>
      <text:h text:style-name="Heading_20_3" text:outline-level="3"><text:bookmark-start text:name="__RefHeading___Toc1111_1245072839"/>配置文件：<text:bookmark-end text:name="__RefHeading___Toc1111_1245072839"/></text:h>
      <text:p text:style-name="Standard">[root@localhost ~]# cat /etc/lsyncd.conf</text:p>
      <text:p text:style-name="Standard">settings {</text:p>
      <text:p text:style-name="Standard"><text:s text:c="8"/>logfile = "/root/rsync/lsyncd.log",</text:p>
      <text:p text:style-name="Standard"><text:s text:c="8"/>inotifyMode = "CloseWrite",</text:p>
      <text:p text:style-name="Standard"><text:s text:c="8"/>maxProcesses = 8,</text:p>
      <text:p text:style-name="Standard"><text:s text:c="8"/>statusFile = "/root/rsync/lsyncd.status"</text:p>
      <text:p text:style-name="Standard">}</text:p>
      <text:p text:style-name="Standard"/>
      <text:p text:style-name="Standard">sync {</text:p>
      <text:p text:style-name="Standard"><text:s text:c="4"/>default.rsync,</text:p>
      <text:p text:style-name="Standard"><text:s text:c="4"/>source = "/home/share/admin/app/Http/Controllers/",</text:p>
      <text:p text:style-name="Standard"><text:s text:c="4"/>target = "share@180.178.46.130::share",</text:p>
      <text:p text:style-name="Standard"><text:s text:c="4"/>delete = true,</text:p>
      <text:p text:style-name="Standard"><text:s text:c="4"/>excludeFrom = "/root/rsync/exclude.txt",</text:p>
      <text:p text:style-name="Standard"><text:s text:c="4"/>delay = 3,</text:p>
      <text:p text:style-name="Standard"><text:s text:c="4"/>init = false,</text:p>
      <text:p text:style-name="Standard"><text:s text:c="4"/>rsync = {</text:p>
      <text:p text:style-name="Standard"><text:s text:c="8"/>binary = "/usr/bin/rsync",</text:p>
      <text:p text:style-name="Standard"><text:s text:c="8"/>archive = true,</text:p>
      <text:p text:style-name="Standard"><text:s text:c="8"/>compress = true,</text:p>
      <text:p text:style-name="Standard"><text:s text:c="8"/>verbose = true,</text:p>
      <text:p text:style-name="Standard"><text:s text:c="8"/>password_file = "/root/rsync/share_pass",</text:p>
      <text:p text:style-name="Standard"><text:s text:c="8"/>_extra = {"--bwlimit=10240","--port=873"}</text:p>
      <text:p text:style-name="Standard"><text:s text:c="4"/>}</text:p>
      <text:p text:style-name="Standard">}</text:p>
      <text:p text:style-name="Standard"/>
      <text:p text:style-name="Standard">sync {</text:p>
      <text:p text:style-name="Standard"><text:s text:c="4"/>default.rsync,</text:p>
      <text:p text:style-name="Standard"><text:s text:c="4"/>source = "/home/share/admin/app/Http/Controllers/",</text:p>
      <text:p text:style-name="Standard"><text:s text:c="4"/>target = "share@110.173.56.74::share",</text:p>
      <text:p text:style-name="Standard"><text:s text:c="4"/>delete = true,</text:p>
      <text:p text:style-name="Standard"><text:s text:c="4"/>excludeFrom = "/root/rsync/exclude.txt",</text:p>
      <text:p text:style-name="Standard"><text:s text:c="4"/>delay = 3,</text:p>
      <text:p text:style-name="Standard"><text:s text:c="4"/>init = false,</text:p>
      <text:p text:style-name="Standard"><text:s text:c="4"/>rsync = {</text:p>
      <text:p text:style-name="Standard"><text:s text:c="8"/>binary = "/usr/bin/rsync",</text:p>
      <text:p text:style-name="Standard"><text:s text:c="8"/>archive = true,</text:p>
      <text:p text:style-name="Standard"><text:s text:c="8"/>compress = true,</text:p>
      <text:p text:style-name="Standard"><text:s text:c="8"/>verbose = true,</text:p>
      <text:p text:style-name="Standard"><text:s text:c="8"/>password_file = "/root/rsync/share_pass",</text:p>
      <text:p text:style-name="Standard"><text:s text:c="8"/>_extra = {"--bwlimit=10240","--port=873"}</text:p>
      <text:p text:style-name="Standard"><text:s text:c="4"/>}</text:p>
      <text:p text:style-name="Standard">}</text:p>
      <text:p text:style-name="Standard"/>
      <text:p text:style-name="Standard">sync {</text:p>
      <text:p text:style-name="Standard"><text:s text:c="4"/>default.rsync,</text:p>
      <text:p text:style-name="Standard"><text:s text:c="4"/>source = "/home/share/admin/app/Http/Controllers/",</text:p>
      <text:p text:style-name="Standard"><text:s text:c="4"/>target = "share@18.163.220.66::share",</text:p>
      <text:p text:style-name="Standard"><text:s text:c="4"/>delete = true,</text:p>
      <text:p text:style-name="Standard"><text:s text:c="4"/>excludeFrom = "/root/rsync/exclude.txt",</text:p>
      <text:p text:style-name="Standard"><text:s text:c="4"/>delay = 3,</text:p>
      <text:p text:style-name="Standard"><text:s text:c="4"/>init = false,</text:p>
      <text:p text:style-name="Standard"><text:s text:c="4"/>rsync = {</text:p>
      <text:p text:style-name="Standard"><text:s text:c="8"/>binary = "/usr/bin/rsync",</text:p>
      <text:p text:style-name="Standard"><text:s text:c="8"/>archive = true,</text:p>
      <text:p text:style-name="Standard"><text:soft-page-break/><text:s text:c="8"/>compress = true,</text:p>
      <text:p text:style-name="Standard"><text:s text:c="8"/>verbose = true,</text:p>
      <text:p text:style-name="Standard"><text:s text:c="8"/>password_file = "/root/rsync/share_pass",</text:p>
      <text:p text:style-name="Standard"><text:s text:c="8"/>_extra = {"--bwlimit=10240","--port=873"}</text:p>
      <text:p text:style-name="Standard"><text:s text:c="4"/>}</text:p>
      <text:p text:style-name="Standard">}</text:p>
      <text:h text:style-name="Heading_20_3" text:outline-level="3"><text:bookmark-start text:name="__RefHeading___Toc1113_1245072839"/>创建需要的文件：<text:bookmark-end text:name="__RefHeading___Toc1113_1245072839"/></text:h>
      <text:p text:style-name="P9">share_pass</text:p>
      <text:p text:style-name="P9">[root@localhost ~]# cat rsync/share_pass</text:p>
      <text:p text:style-name="P9">dFFm6rj3FfwC</text:p>
      <text:p text:style-name="P11">[root@localhost ~]# touch rsync/exclude.txt</text:p>
      <text:p text:style-name="P11"/>
      <text:h text:style-name="Heading_20_3" text:outline-level="3"><text:bookmark-start text:name="__RefHeading___Toc1115_1245072839"/>开启服务：<text:bookmark-end text:name="__RefHeading___Toc1115_1245072839"/></text:h>
      <text:p text:style-name="P11">[root@localhost ~]# systemctl start lsyncd.service</text:p>
      <text:p text:style-name="P11">[root@localhost ~]# systemctl enable lsyncd.service</text:p>
      <text:p text:style-name="P11"/>
      <text:h text:style-name="Heading_20_3" text:outline-level="3"><text:bookmark-start text:name="__RefHeading___Toc1117_1245072839"/>源文件端部署完毕。<text:bookmark-end text:name="__RefHeading___Toc1117_1245072839"/></text:h>
      <text:h text:style-name="Heading_20_2" text:outline-level="2"><text:bookmark-start text:name="__RefHeading___Toc1122_1245072839"/>被动同步端安装<text:bookmark-end text:name="__RefHeading___Toc1122_1245072839"/></text:h>
      <text:h text:style-name="Heading_20_3" text:outline-level="3"><text:bookmark-start text:name="__RefHeading___Toc1124_1245072839"/>安装<text:bookmark-end text:name="__RefHeading___Toc1124_1245072839"/></text:h>
      <text:p text:style-name="Text_20_body">[root@localhost ~]# yum install rsync -y</text:p>
      <text:h text:style-name="Heading_20_3" text:outline-level="3"><text:bookmark-start text:name="__RefHeading___Toc1126_1245072839"/>配置密码文件<text:bookmark-end text:name="__RefHeading___Toc1126_1245072839"/></text:h>
      <text:p text:style-name="Text_20_body">[root@localhost ~]# cat rsync/share.db</text:p>
      <text:p text:style-name="Text_20_body">share:dFFm6rj3FfwC</text:p>
      <text:p text:style-name="P13">[root@localhost ~]# <text:span text:style-name="T4">chmod 600</text:span> rsync/share.db</text:p>
      <text:h text:style-name="Heading_20_3" text:outline-level="3"><text:bookmark-start text:name="__RefHeading___Toc1128_1245072839"/>修改配置文件<text:bookmark-end text:name="__RefHeading___Toc1128_1245072839"/></text:h>
      <text:p text:style-name="Text_20_body">[root@localhost ~]# cat /etc/rsyncd.conf</text:p>
      <text:p text:style-name="Text_20_body">uid = root</text:p>
      <text:p text:style-name="Text_20_body">use chroot = no</text:p>
      <text:p text:style-name="Text_20_body">dont compress = *.gz *.tgz *.zip *.z *.Z *.rpm *.deb *.bz2 *.mp4 *.avi *.swf *.rar</text:p>
      <text:p text:style-name="Text_20_body">hosts allow =</text:p>
      <text:p text:style-name="Text_20_body">max connections = 200</text:p>
      <text:p text:style-name="Text_20_body">gid = root</text:p>
      <text:p text:style-name="Text_20_body">timeout = 600</text:p>
      <text:p text:style-name="Text_20_body">lock file = /var/run/rsync.lock</text:p>
      <text:p text:style-name="Text_20_body">pid file = /var/run/rsyncd.pid</text:p>
      <text:p text:style-name="Text_20_body">log file = /var/log/rsyncd.log</text:p>
      <text:p text:style-name="Text_20_body">port = 873</text:p>
      <text:p text:style-name="Text_20_body"/>
      <text:p text:style-name="Text_20_body">[share]</text:p>
      <text:p text:style-name="Text_20_body"><text:s text:c="8"/>comment =</text:p>
      <text:p text:style-name="Text_20_body"><text:s text:c="8"/>auth users = share</text:p>
      <text:p text:style-name="Text_20_body"><text:soft-page-break/><text:s text:c="8"/>path = /www/wwwroot/openinstall.com/admin/app/Http/Controllers/</text:p>
      <text:p text:style-name="Text_20_body"><text:s text:c="8"/>read only = false</text:p>
      <text:p text:style-name="Text_20_body"><text:s text:c="8"/>ignore errors</text:p>
      <text:p text:style-name="Text_20_body"><text:s text:c="8"/>secrets file = /root/rsync/share.db</text:p>
      <text:h text:style-name="Heading_20_3" text:outline-level="3"><text:bookmark-start text:name="__RefHeading___Toc1130_1245072839"/>开启服务<text:bookmark-end text:name="__RefHeading___Toc1130_1245072839"/></text:h>
      <text:p text:style-name="P13">systemctl start rsyncd.service &amp;&amp; systemctl enable rsyncd.service</text:p>
      <text:h text:style-name="Heading_20_3" text:outline-level="3"><text:bookmark-start text:name="__RefHeading___Toc1132_1245072839"/>被动同步端配置完毕。<text:bookmark-end text:name="__RefHeading___Toc1132_124507283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新宋体" style:font-family-asian="新宋体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1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17T10:31:51.758000000</dc:date>
    <meta:editing-duration>PT47M2S</meta:editing-duration>
    <meta:editing-cycles>7</meta:editing-cycles>
    <meta:document-statistic meta:table-count="0" meta:image-count="1" meta:object-count="0" meta:page-count="7" meta:paragraph-count="354" meta:word-count="2662" meta:character-count="9214" meta:non-whitespace-character-count="7291"/>
  </office:meta>
</office:document-meta>
</file>